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fo:padding-left="0.127cm" fo:padding-right="0.127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4" style:family="graphic" style:parent-style-name="standard">
      <style:graphic-properties svg:stroke-width="0.102cm" draw:marker-start-width="0.457cm" draw:marker-end="Arrow" draw:marker-end-width="0.356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marker-end="Arrow" draw:marker-end-width="0.203cm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cccccc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Helvetica" style:font-family-generic="swiss" style:font-pitch="variable" fo:font-size="7pt" fo:font-weight="bold"/>
    </style:style>
    <style:style style:name="P3" style:family="paragraph">
      <style:paragraph-properties fo:margin-left="0cm" fo:margin-right="0cm" fo:text-align="center" fo:text-indent="0cm"/>
      <style:text-properties fo:font-family="Helvetica" style:font-family-generic="swiss" style:font-pitch="variable" fo:font-size="8pt"/>
    </style:style>
    <style:style style:name="P4" style:family="paragraph">
      <style:paragraph-properties fo:text-align="center"/>
      <style:text-properties fo:font-family="Helvetica" style:font-family-generic="swiss" style:font-pitch="variable" fo:font-size="8pt"/>
    </style:style>
    <style:style style:name="T1" style:family="text">
      <style:text-properties fo:font-family="Helvetica" style:font-family-generic="swiss" style:font-pitch="variable" fo:font-size="7pt" fo:font-weight="bold"/>
    </style:style>
    <style:style style:name="T2" style:family="text">
      <style:text-properties fo:font-family="Helvetica" style:font-family-generic="swiss" style:font-pitch="variable" fo:font-size="7pt"/>
    </style:style>
    <style:style style:name="T3" style:family="text">
      <style:text-properties fo:font-family="Helvetica" style:font-family-generic="swiss" style:font-pitch="variable" fo:font-size="8pt"/>
    </style:style>
    <style:style style:name="T4" style:family="text">
      <style:text-properties fo:font-family="Helvetica" style:font-family-generic="swiss" style:font-pitch="variable" fo:font-size="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3.143cm" svg:height="1.952cm" svg:x="2.52cm" svg:y="1.491cm">
          <text:p text:style-name="P1"><text:span text:style-name="T1">LT-&gt;GT</text:span><text:span text:style-name="T2"> Model</text:span></text:p>
        </draw:rect>
        <draw:rect draw:style-name="gr2" draw:text-style-name="P3" draw:id="id5" draw:layer="layout" svg:width="1.118cm" svg:height="1.118cm" svg:x="2.729cm" svg:y="2.107cm">
          <text:p text:style-name="P1"><text:span text:style-name="T3">Build</text:span></text:p>
          <text:p text:style-name="P1"><text:span text:style-name="T3">Model</text:span></text:p>
        </draw:rect>
        <draw:rect draw:style-name="gr2" draw:text-style-name="P3" draw:id="id2" draw:layer="layout" svg:width="1.118cm" svg:height="1.118cm" svg:x="4.331cm" svg:y="2.122cm">
          <text:p text:style-name="P1"><text:span text:style-name="T3">Apply</text:span></text:p>
          <text:p text:style-name="P1"><text:span text:style-name="T3">Model</text:span></text:p>
        </draw:rect>
        <draw:rect draw:style-name="gr2" draw:text-style-name="P3" draw:id="id4" draw:layer="layout" svg:width="1.652cm" svg:height="0.88cm" svg:x="0.255cm" svg:y="2.228cm">
          <text:p text:style-name="P1"><text:span text:style-name="T3">Filter</text:span></text:p>
        </draw:rect>
        <draw:rect draw:style-name="gr3" draw:text-style-name="P3" draw:id="id3" draw:layer="layout" svg:width="1.852cm" svg:height="1.415cm" svg:x="0.153cm" svg:y="0cm">
          <text:p text:style-name="P1"><text:span text:style-name="T4">Status</text:span><text:span text:style-name="T3"> </text:span></text:p>
          <text:p text:style-name="P1"><text:span text:style-name="T3">Messages</text:span></text:p>
          <text:p text:style-name="P1"><text:span text:style-name="T3">(LT,GT,BT)</text:span></text:p>
        </draw:rect>
        <draw:connector draw:style-name="gr4" draw:text-style-name="P4" draw:layer="layout" svg:x1="4.888cm" svg:y1="1.003cm" svg:x2="4.89cm" svg:y2="2.122cm" draw:start-shape="id1" draw:start-glue-point="2" draw:end-shape="id2" draw:end-glue-point="0">
          <text:p/>
        </draw:connector>
        <draw:connector draw:style-name="gr5" draw:text-style-name="P4" draw:layer="layout" draw:type="line" svg:x1="1.079cm" svg:y1="1.415cm" svg:x2="1.081cm" svg:y2="2.228cm" draw:start-shape="id3" draw:start-glue-point="2" draw:end-shape="id4" draw:end-glue-point="0">
          <text:p/>
        </draw:connector>
        <draw:connector draw:style-name="gr5" draw:text-style-name="P4" draw:layer="layout" svg:x1="1.907cm" svg:y1="2.668cm" svg:x2="2.729cm" svg:y2="2.666cm" draw:start-shape="id4" draw:start-glue-point="1" draw:end-shape="id5" draw:end-glue-point="3">
          <text:p/>
        </draw:connector>
        <draw:connector draw:style-name="gr4" draw:text-style-name="P4" draw:layer="layout" svg:x1="4.89cm" svg:y1="3.24cm" svg:x2="4.888cm" svg:y2="4.096cm" draw:start-shape="id2" draw:start-glue-point="2" draw:end-shape="id6" draw:end-glue-point="0">
          <text:p/>
        </draw:connector>
        <draw:connector draw:style-name="gr4" draw:text-style-name="P4" draw:layer="layout" svg:x1="4.888cm" svg:y1="5.078cm" svg:x2="4.874cm" svg:y2="6.127cm" draw:start-shape="id6" draw:start-glue-point="2" draw:end-shape="id7" draw:end-glue-point="0">
          <text:p/>
        </draw:connector>
        <draw:rect draw:style-name="gr3" draw:text-style-name="P3" draw:id="id8" draw:layer="layout" svg:width="1.728cm" svg:height="1.402cm" svg:x="0.214cm" svg:y="5.965cm">
          <text:p text:style-name="P1"><text:span text:style-name="T4">GPS</text:span><text:span text:style-name="T3"> </text:span></text:p>
          <text:p text:style-name="P1"><text:span text:style-name="T3">Messages</text:span></text:p>
          <text:p text:style-name="P1"><text:span text:style-name="T3">(GT,GMT,BT)</text:span></text:p>
        </draw:rect>
        <draw:connector draw:style-name="gr5" draw:text-style-name="P4" draw:layer="layout" svg:x1="1.942cm" svg:y1="6.666cm" svg:x2="2.713cm" svg:y2="6.671cm" draw:start-shape="id8" draw:start-glue-point="1" draw:end-shape="id9" draw:end-glue-point="3">
          <text:p/>
        </draw:connector>
        <draw:rect draw:style-name="gr6" draw:text-style-name="P3" draw:id="id10" draw:layer="layout" svg:width="2.081cm" svg:height="0.982cm" svg:x="3.847cm" svg:y="8.171cm">
          <text:p text:style-name="P1"><text:span text:style-name="T3">Data</text:span></text:p>
          <text:p text:style-name="P1"><text:span text:style-name="T3">(</text:span><text:span text:style-name="T4">GMT</text:span><text:span text:style-name="T3">,BLOCK)</text:span></text:p>
        </draw:rect>
        <draw:connector draw:style-name="gr4" draw:text-style-name="P4" draw:layer="layout" svg:x1="4.874cm" svg:y1="7.245cm" svg:x2="4.887cm" svg:y2="8.171cm" draw:start-shape="id7" draw:start-glue-point="2" draw:end-shape="id10" draw:end-glue-point="0">
          <text:p/>
        </draw:connector>
        <draw:connector draw:style-name="gr5" draw:text-style-name="P4" draw:layer="layout" svg:x1="3.847cm" svg:y1="2.666cm" svg:x2="4.331cm" svg:y2="2.681cm" draw:start-shape="id5" draw:start-glue-point="1" draw:end-shape="id2" draw:end-glue-point="3">
          <text:p/>
        </draw:connector>
        <draw:rect draw:style-name="gr6" draw:text-style-name="P3" draw:id="id1" draw:layer="layout" svg:width="2.081cm" svg:height="0.982cm" svg:x="3.848cm" svg:y="0.021cm">
          <text:p text:style-name="P1"><text:span text:style-name="T3">Data</text:span></text:p>
          <text:p text:style-name="P1"><text:span text:style-name="T3">(</text:span><text:span text:style-name="T4">LT</text:span><text:span text:style-name="T3">,BLOCK)</text:span></text:p>
        </draw:rect>
        <draw:rect draw:style-name="gr6" draw:text-style-name="P3" draw:id="id6" draw:layer="layout" svg:width="2.081cm" svg:height="0.982cm" svg:x="3.848cm" svg:y="4.096cm">
          <text:p text:style-name="P1"><text:span text:style-name="T3">Data</text:span></text:p>
          <text:p text:style-name="P1"><text:span text:style-name="T3">(</text:span><text:span text:style-name="T4">LT</text:span><text:span text:style-name="T3">,BLOCK)</text:span></text:p>
        </draw:rect>
        <draw:rect draw:style-name="gr1" draw:text-style-name="P2" draw:layer="layout" svg:width="3.143cm" svg:height="1.952cm" svg:x="2.504cm" svg:y="5.496cm">
          <text:p text:style-name="P1"><text:span text:style-name="T1">GMT-&gt;GT</text:span><text:span text:style-name="T2"> Model</text:span></text:p>
        </draw:rect>
        <draw:rect draw:style-name="gr2" draw:text-style-name="P3" draw:id="id9" draw:layer="layout" svg:width="1.118cm" svg:height="1.118cm" svg:x="2.713cm" svg:y="6.112cm">
          <text:p text:style-name="P1"><text:span text:style-name="T3">Build</text:span></text:p>
          <text:p text:style-name="P1"><text:span text:style-name="T3">Model</text:span></text:p>
        </draw:rect>
        <draw:rect draw:style-name="gr2" draw:text-style-name="P3" draw:id="id7" draw:layer="layout" svg:width="1.118cm" svg:height="1.118cm" svg:x="4.315cm" svg:y="6.127cm">
          <text:p text:style-name="P1"><text:span text:style-name="T3">Apply</text:span></text:p>
          <text:p text:style-name="P1"><text:span text:style-name="T3">Model</text:span></text:p>
        </draw:rect>
        <draw:connector draw:style-name="gr5" draw:text-style-name="P4" draw:layer="layout" svg:x1="3.831cm" svg:y1="6.671cm" svg:x2="4.315cm" svg:y2="6.686cm" draw:start-shape="id9" draw:start-glue-point="1" draw:end-shape="id7" draw:end-glue-point="3">
          <text:p/>
        </draw:connector>
        <draw:connector draw:style-name="gr5" draw:text-style-name="P4" draw:layer="layout" draw:type="line" svg:x1="1.078cm" svg:y1="5.965cm" svg:x2="1.081cm" svg:y2="3.108cm" draw:start-shape="id8" draw:start-glue-point="0" draw:end-shape="id4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5.918cm" fo:page-height="9.14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Geoffrey Werner-Allen</meta:initial-creator>
    <meta:creation-date>2006-04-22T14:58:12</meta:creation-date>
    <dc:creator>Geoffrey Werner-Allen</dc:creator>
    <dc:date>2006-04-23T08:35:32</dc:date>
    <dc:language>en-US</dc:language>
    <meta:editing-cycles>50</meta:editing-cycles>
    <meta:editing-duration>PT52M28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